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6000000D6F47C90D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7.4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081cm" fo:min-width="0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996cm" fo:min-width="0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end="Arrow" draw:marker-end-width="0.4cm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="Arrow" draw:marker-start-width="0.4cm" draw:marker-end="Arrow" draw:marker-end-width="0.4cm" draw:fill="solid" draw:fill-color="#ffffff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none" draw:fill-color="#ffffff" draw:textarea-horizontal-align="justify" draw:textarea-vertical-align="middle" draw:auto-grow-height="false" fo:min-height="0.824cm" fo:min-width="18.074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631cm" svg:height="5.661cm" svg:x="1.169cm" svg:y="1.139cm">
          <draw:image xlink:href="Pictures/10000000000002E6000000D6F47C90D5.png" xlink:type="simple" xlink:show="embed" xlink:actuate="onLoad">
            <text:p/>
          </draw:image>
        </draw:frame>
        <draw:custom-shape draw:style-name="gr2" draw:text-style-name="P2" draw:layer="layout" svg:width="18cm" svg:height="1.3cm" svg:x="1.9cm" svg:y="9.7cm">
          <text:p text:style-name="P2"><text:span text:style-name="T1">str : string (n)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076cm" svg:height="1.431cm" svg:x="1.4cm" svg:y="10.9cm">
          <draw:text-box>
            <text:p text:style-name="P3">0</text:p>
          </draw:text-box>
        </draw:frame>
        <draw:frame draw:style-name="gr4" draw:text-style-name="P3" draw:layer="layout" svg:width="1.701cm" svg:height="1.431cm" svg:x="19.099cm" svg:y="10.869cm">
          <draw:text-box>
            <text:p text:style-name="P3">n-1</text:p>
          </draw:text-box>
        </draw:frame>
        <draw:line draw:style-name="gr5" draw:text-style-name="P2" draw:layer="layout" svg:x1="9.2cm" svg:y1="8.3cm" svg:x2="9.2cm" svg:y2="9.6cm">
          <text:p/>
        </draw:line>
        <draw:frame draw:style-name="gr6" draw:text-style-name="P3" draw:layer="layout" svg:width="6.245cm" svg:height="1.431cm" svg:x="3.055cm" svg:y="7.2cm">
          <draw:text-box>
            <text:p text:style-name="P3">start: size_t (i)</text:p>
          </draw:text-box>
        </draw:frame>
        <draw:line draw:style-name="gr7" draw:text-style-name="P2" draw:layer="layout" svg:x1="1.9cm" svg:y1="12.5cm" svg:x2="20cm" svg:y2="12.5cm">
          <text:p/>
        </draw:line>
        <draw:frame draw:style-name="gr6" draw:text-style-name="P3" draw:layer="layout" svg:width="1.008cm" svg:height="1.431cm" svg:x="10.5cm" svg:y="12.4cm">
          <draw:text-box>
            <text:p text:style-name="P3">n</text:p>
          </draw:text-box>
        </draw:frame>
        <draw:line draw:style-name="gr5" draw:text-style-name="P2" draw:layer="layout" svg:x1="15.835cm" svg:y1="8.298cm" svg:x2="15.835cm" svg:y2="9.598cm">
          <text:p/>
        </draw:line>
        <draw:line draw:style-name="gr7" draw:text-style-name="P2" draw:layer="layout" svg:x1="9.3cm" svg:y1="8.7cm" svg:x2="15.7cm" svg:y2="8.7cm">
          <text:p/>
        </draw:line>
        <draw:frame draw:style-name="gr6" draw:text-style-name="P3" draw:layer="layout" svg:width="5.508cm" svg:height="1.431cm" svg:x="9.6cm" svg:y="7.2cm">
          <draw:text-box>
            <text:p text:style-name="P3">len: size_t (j)</text:p>
          </draw:text-box>
        </draw:frame>
        <draw:custom-shape draw:style-name="gr8" draw:text-style-name="P2" draw:layer="layout" svg:width="18.8cm" svg:height="1.3cm" svg:x="1.9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iwamu Okabe</meta:initial-creator>
    <meta:creation-date>2014-10-19T12:27:27.870394194</meta:creation-date>
    <dc:date>2014-10-19T12:38:01.612225668</dc:date>
    <dc:creator>Kiwamu Okabe</dc:creator>
    <meta:editing-duration>PT10M25S</meta:editing-duration>
    <meta:editing-cycles>20</meta:editing-cycles>
    <meta:generator>LibreOffice/4.3.3.1.0$Linux_X86_64 LibreOffice_project/430m0$Build-1</meta:generator>
    <meta:document-statistic meta:object-count="12"/>
  </office:meta>
</office:document-meta>
</file>